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line-height="150%" fo:text-align="start" style:justify-single-word="false" fo:orphans="2" fo:widows="2" fo:padding="0cm" fo:border="none"/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4978780944297838" text:style-name="L1">
        <text:list-item>
          <text:p text:style-name="P3"><text:span text:style-name="T1">Voeg in de tabel animal een nieuw dier toe met de volgende gegevens: type = hond, speed en defense = 6 en loyalty en owner krijgen de waarde 0. Met welke query kun je het nieuwe dier toevoegen?<text:line-break/></text:span><text:span text:style-name="T3">INSERT INTO animal (type, speed, defense, loyalty, owner) VALUES ('hond', 6 , 6 , 0 , 0);</text:span><text:line-break/></text:p>
        </text:list-item>
        <text:list-item>
          <text:p text:style-name="P2">Met welke query kun je zien dat het dier is toegevoegd?<text:line-break/><text:span text:style-name="T2">SELECT * FROM animal WHERE type = 'hond';</text:span><text:line-break/></text:p>
        </text:list-item>
        <text:list-item>
          <text:p text:style-name="P2">Wijzig de speed naar 7 en de defense naar 5 van de hond die je bij vraag 1 hebt toegevoegd. Met welke query kun je dit doen?<text:line-break/><text:span text:style-name="T2">UPDATE animal SET speed = 7, defense= 5 WHERE id = 109;</text:span><text:line-break/></text:p>
        </text:list-item>
        <text:list-item>
          <text:p text:style-name="P2">Met welke query kun je zien dat de gegevens bij vraag 3 zijn gewijzigd in de database?<text:line-break/><text:span text:style-name="T2">SELECT * FROM animal WHERE id = 109;</text:span><text:line-break/></text:p>
        </text:list-item>
        <text:list-item>
          <text:p text:style-name="P2">Wijzig alle waarden van de hond die je hebt toegevoegd naar 0. Met welke query kun je dit doen?<text:line-break/><text:span text:style-name="T2">UPDATE animal SET speed = 0, defense= 0, loyalty = 0, owner = 0 WHERE id = 109;</text:span><text:line-break/></text:p>
        </text:list-item>
        <text:list-item>
          <text:p text:style-name="P2">Met welke query kun je zien dat de gegevens bij vraag 6 zijn gewijzigd in de database?<text:line-break/><text:span text:style-name="T2">SELECT * FROM animal WHERE id = 109;</text:span><text:line-break/></text:p>
        </text:list-item>
        <text:list-item>
          <text:p text:style-name="P2">Verwijder de hond uit de tabel animal. Met welke query kun je dit doen?<text:line-break/><text:span text:style-name="T2">DELETE FROM animal WHERE id= 109;</text:span><text:line-break/></text:p>
        </text:list-item>
        <text:list-item>
          <text:p text:style-name="P2">Met welke query kun je zien dat de gegevens bij vraag 7 zijn verwijderd in de database?<text:line-break/><text:span text:style-name="T2">SELECT * FROM animal WHERE id = 109; (als er niks tevoorschijn komt is id 109 weg)</text:span><text:line-break/><text:line-break/><text:line-break/><text:line-break/></text:p>
        </text:list-item>
        <text:list-item>
          <text:p text:style-name="P2"><text:soft-page-break/>Voeg 2 honden toe in de tabel animal waarbij voor beide honden alle velden op 0 staan. Met welke query kun je dit doen? Controleer ook of de 2 honden zijn toegevoegd.<text:line-break/><text:span text:style-name="T2">INSERT INTO animal (type, speed, defense, loyalty, owner) VALUES ('hond', 0 , 0 , 0 , 0);<text:line-break/>INSERT INTO animal (type, speed, defense, loyalty, owner) VALUES ('hond', 0 , 0 , 0 , 0);</text:span><text:line-break/></text:p>
        </text:list-item>
        <text:list-item>
          <text:p text:style-name="P2">Wijzig bij deze 2 honden de waarden speed en defense naar 6. Met welke query kun je dit doen? Controleer ook of de gegevens bij de 2 honden zijn toegevoegd.<text:line-break/><text:span text:style-name="T2">UPDATE animal SET speed = 6, defense= 6 WHERE id = 110;<text:line-break/>UPDATE animal SET speed = 6, defense= 6 WHERE id = 111;</text:span><text:line-break/><text:line-break/></text:p>
        </text:list-item>
        <text:list-item>
          <text:p text:style-name="P4">Verwijder de 2 honden uit de tabel animal. Met welke query kun je dit doen? Controleer ook of beide honden zijn verwijderd.<text:line-break/><text:span text:style-name="T2">DELETE FROM animal WHERE id= 110;<text:line-break/>DELETE FROM animal WHERE id= 111;</text:span><text:line-break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5T14:08:53.63</meta:creation-date>
    <meta:document-statistic meta:table-count="0" meta:image-count="0" meta:object-count="0" meta:page-count="2" meta:paragraph-count="11" meta:word-count="419" meta:character-count="2100"/>
    <dc:date>2023-05-25T14:40:51.50</dc:date>
    <meta:editing-duration>PT11M53S</meta:editing-duration>
    <meta:editing-cycles>1</meta:editing-cycles>
    <meta:generator>OpenOffice/4.1.3$Win32 OpenOffice.org_project/413m1$Build-9783</meta:generator>
  </office:meta>
</office:document-meta>
</file>